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62B000002F97DA0212C.png" manifest:media-type="image/png"/>
  <manifest:file-entry manifest:full-path="Pictures/1000000100000035000000149DEE88AA.png" manifest:media-type="image/png"/>
  <manifest:file-entry manifest:full-path="Pictures/100000010000013D000001CA51E3B884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0.388cm" fo:padding-top="0cm" fo:padding-bottom="0cm" fo:padding-left="0cm" fo:padding-right="0cm" loext:decorative="false"/>
      <style:paragraph-properties style:writing-mode="lr-tb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 loext:decorative="false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horizontal" loext:decorative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1.1000003814697pt" style:font-size-asian="11.1000003814697pt" style:font-size-complex="11.1000003814697pt"/>
    </style:style>
    <style:style style:name="P3" style:family="paragraph">
      <loext:graphic-properties draw:fill="none"/>
    </style:style>
    <style:style style:name="P4" style:family="paragraph">
      <loext:graphic-properties draw:fill="none" draw:fill-color="#ffffff"/>
    </style:style>
    <style:style style:name="T1" style:family="text">
      <style:text-properties fo:color="#000000" loext:opacity="100%" style:font-name="Calibri" fo:font-size="11.1000003814697pt" fo:font-weight="normal" style:font-name-asian="Calibri" style:font-size-asian="11.1000003814697pt" style:font-weight-asian="normal" style:font-name-complex="Calibri" style:font-size-complex="11.1000003814697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0.388cm" svg:height="0.39cm" svg:x="2.54cm" svg:y="2.617cm">
          <draw:text-box>
            <text:p text:style-name="P1"><text:span text:style-name="T1"><text:s/></text:span></text:p>
          </draw:text-box>
        </draw:frame>
        <draw:frame draw:style-name="gr2" draw:text-style-name="P3" draw:layer="layout" svg:width="24.607cm" svg:height="12.265cm" svg:x="1.665cm" svg:y="3.078cm">
          <draw:image xlink:href="Pictures/100000000000062B000002F97DA0212C.png" xlink:type="simple" xlink:show="embed" xlink:actuate="onLoad" draw:mime-type="image/png">
            <text:p/>
          </draw:image>
        </draw:frame>
        <draw:frame draw:style-name="gr3" draw:text-style-name="P3" draw:layer="layout" svg:width="0.613cm" svg:height="0.232cm" draw:transform="rotate (2.11830611314552) translate (17.016cm 7.802cm)">
          <draw:image xlink:href="Pictures/1000000100000035000000149DEE88AA.png" xlink:type="simple" xlink:show="embed" xlink:actuate="onLoad" draw:mime-type="image/png">
            <text:p/>
          </draw:image>
        </draw:frame>
        <draw:frame draw:style-name="gr2" draw:text-style-name="P3" draw:layer="layout" svg:width="3.789cm" svg:height="5.457cm" svg:x="22.192cm" svg:y="15.714cm">
          <draw:image xlink:href="Pictures/100000010000013D000001CA51E3B884.png" xlink:type="simple" xlink:show="embed" xlink:actuate="onLoad" draw:mime-type="image/png">
            <text:p/>
          </draw:image>
        </draw:frame>
        <draw:frame draw:style-name="gr1" draw:text-style-name="P2" draw:layer="layout" svg:width="0.388cm" svg:height="0.39cm" svg:x="7.621cm" svg:y="2.617cm">
          <draw:text-box>
            <text:p text:style-name="P1"><text:span text:style-name="T1"><text:s/></text:span></text:p>
          </draw:text-box>
        </draw:frame>
        <draw:frame draw:style-name="gr4" draw:text-style-name="P4" draw:layer="layout" svg:width="9.595cm" svg:height="2.809cm" svg:x="5.234cm" svg:y="17.003cm">
          <draw:text-box>
            <text:p>Diperlukan:</text:p>
            <text:p>1. Tarik kabel baru ke DP-C</text:p>
            <text:p>2. CCTV indoor dome 1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2.6cm" fo:margin-bottom="1cm" fo:margin-left="1.6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4-09-18T14:37:17.425000000</dc:date>
    <dc:creator>I Putu Gede Sujarta Jaya</dc:creator>
    <meta:editing-duration>PT1M40S</meta:editing-duration>
    <meta:editing-cycles>1</meta:editing-cycles>
    <meta:document-statistic meta:object-count="6"/>
    <meta:generator>LibreOffice/24.2.5.2$Windows_X86_64 LibreOffice_project/bffef4ea93e59bebbeaf7f431bb02b1a39ee8a59</meta:generator>
  </office:meta>
</office:document-meta>
</file>